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99A000007AB57528EA0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svg:stroke-width="0.071cm" draw:marker-start-width="0.413cm" draw:marker-end-width="0.413cm" draw:stroke-linejoin="round" draw:textarea-vertical-align="middle" draw:color-mode="standard" draw:luminance="0%" draw:contrast="0%" draw:gamma="100%" draw:red="0%" draw:green="0%" draw:blue="0%" fo:clip="rect(0cm, 0cm, 0cm, 0cm)" draw:image-opacity="50%" style:mirror="none" style:protect="position size"/>
    </style:style>
    <style:style style:name="gr2" style:family="graphic" style:parent-style-name="standard">
      <style:graphic-properties svg:stroke-width="0.071cm" draw:marker-start-width="0.413cm" draw:marker-end-width="0.413cm" svg:stroke-opacity="100%" draw:opacity="50%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svg:stroke-width="0.071cm" draw:marker-start-width="0.413cm" draw:marker-end-width="0.413cm" draw:opacity="50%" draw:textarea-vertical-align="middle" fo:padding-top="0.16cm" fo:padding-bottom="0.16cm" fo:padding-left="0.285cm" fo:padding-right="0.285cm"/>
    </style:style>
    <style:style style:name="gr4" style:family="graphic" style:parent-style-name="standard">
      <style:graphic-properties svg:stroke-width="0.071cm" draw:marker-start-width="0.413cm" draw:marker-end-width="0.413cm" draw:textarea-vertical-align="middle" fo:padding-top="0.16cm" fo:padding-bottom="0.16cm" fo:padding-left="0.285cm" fo:padding-right="0.285cm"/>
    </style:style>
    <style:style style:name="gr5" style:family="graphic" style:parent-style-name="objectwithoutfill">
      <style:graphic-properties svg:stroke-width="0.071cm" svg:stroke-color="#ff3333" draw:marker-start-width="0.413cm" draw:marker-end-width="0.413cm" draw:fill="none" draw:textarea-vertical-align="middle" fo:padding-top="0.16cm" fo:padding-bottom="0.16cm" fo:padding-left="0.285cm" fo:padding-right="0.285cm"/>
    </style:style>
    <style:style style:name="gr6" style:family="graphic" style:parent-style-name="objectwithoutfill">
      <style:graphic-properties svg:stroke-width="0.071cm" svg:stroke-color="#009900" draw:marker-start-width="0.413cm" draw:marker-end-width="0.413cm" draw:fill="none" draw:textarea-vertical-align="middle" fo:padding-top="0.16cm" fo:padding-bottom="0.16cm" fo:padding-left="0.285cm" fo:padding-right="0.285cm"/>
    </style:style>
    <style:style style:name="gr7" style:family="graphic" style:parent-style-name="objectwithoutfill">
      <style:graphic-properties svg:stroke-width="0.071cm" svg:stroke-color="#0000ff" draw:marker-start-width="0.413cm" draw:marker-end-width="0.413cm" draw:fill="none" draw:textarea-vertical-align="middle" fo:padding-top="0.16cm" fo:padding-bottom="0.16cm" fo:padding-left="0.285cm" fo:padding-right="0.285cm"/>
    </style:style>
    <style:style style:name="gr8" style:family="graphic" style:parent-style-name="objectwithoutfill">
      <style:graphic-properties draw:stroke="solid" draw:stroke-dash="Fine_20_Dashed_20__28_var_29_" svg:stroke-width="0.071cm" svg:stroke-color="#009900" draw:marker-start-width="0.413cm" draw:marker-end-width="0.413cm" draw:fill="none" draw:textarea-vertical-align="middle" fo:padding-top="0.16cm" fo:padding-bottom="0.16cm" fo:padding-left="0.285cm" fo:padding-right="0.285cm"/>
    </style:style>
    <style:style style:name="gr9" style:family="graphic" style:parent-style-name="objectwithoutfill">
      <style:graphic-properties svg:stroke-width="0.071cm" svg:stroke-color="#ffff00" draw:marker-start-width="0.306cm" draw:marker-end-width="0.306cm" draw:fill="none" draw:textarea-vertical-align="middle" fo:padding-top="0.16cm" fo:padding-bottom="0.16cm" fo:padding-left="0.285cm" fo:padding-right="0.285cm"/>
    </style:style>
    <style:style style:name="gr10" style:family="graphic" style:parent-style-name="objectwithoutfill">
      <style:graphic-properties svg:stroke-width="0.071cm" draw:marker-start-width="0.413cm" draw:marker-end-width="0.413cm" draw:fill="none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svg:stroke-width="0.071cm" svg:stroke-color="#999999" draw:marker-start-width="0.306cm" draw:marker-end-width="0.306cm" svg:stroke-opacity="100%" draw:fill="none" draw:textarea-vertical-align="middle" fo:padding-top="0.16cm" fo:padding-bottom="0.16cm" fo:padding-left="0.285cm" fo:padding-right="0.285cm"/>
    </style:style>
    <style:style style:name="gr12" style:family="graphic" style:parent-style-name="objectwithoutfill">
      <style:graphic-properties draw:stroke="solid" draw:stroke-dash="Fine_20_Dashed_20__28_var_29_" svg:stroke-width="0.071cm" svg:stroke-color="#ff3333" draw:marker-start-width="0.413cm" draw:marker-end-width="0.413cm" draw:fill="none" draw:textarea-vertical-align="middle" fo:padding-top="0.16cm" fo:padding-bottom="0.16cm" fo:padding-left="0.285cm" fo:padding-right="0.285cm"/>
    </style:style>
    <style:style style:name="gr13" style:family="graphic" style:parent-style-name="objectwithoutfill">
      <style:graphic-properties draw:stroke="solid" draw:stroke-dash="Fine_20_Dashed_20__28_var_29_" svg:stroke-width="0.071cm" draw:marker-start-width="0.413cm" draw:marker-end-width="0.413cm" draw:fill="none" draw:textarea-vertical-align="middle" fo:padding-top="0.16cm" fo:padding-bottom="0.16cm" fo:padding-left="0.285cm" fo:padding-right="0.285cm"/>
    </style:style>
    <style:style style:name="gr14" style:family="graphic" style:parent-style-name="standard">
      <style:graphic-properties draw:stroke="none" svg:stroke-color="#000000" draw:fill="none" draw:fill-color="#ffffff" fo:min-height="0.554cm"/>
    </style:style>
    <style:style style:name="gr15" style:family="graphic" style:parent-style-name="standard">
      <style:graphic-properties draw:stroke="none" svg:stroke-color="#000000" draw:fill="none" draw:fill-color="#ffffff" fo:min-height="1.712cm"/>
    </style:style>
    <style:style style:name="gr16" style:family="graphic" style:parent-style-name="objectwithoutfill">
      <style:graphic-properties svg:stroke-width="0.071cm" svg:stroke-color="#ffff00" draw:marker-start-width="0.413cm" draw:marker-end-width="0.413cm" draw:fill="none" draw:textarea-vertical-align="middle" fo:padding-top="0.16cm" fo:padding-bottom="0.16cm" fo:padding-left="0.285cm" fo:padding-right="0.285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solid" draw:fill-color="#000000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fo:min-height="3.497cm"/>
    </style:style>
    <style:style style:name="gr20" style:family="graphic" style:parent-style-name="standard">
      <style:graphic-properties draw:stroke="none" svg:stroke-color="#000000" draw:fill="none" draw:fill-color="#ffffff" fo:min-height="1.989cm"/>
    </style:style>
    <style:style style:name="gr21" style:family="graphic" style:parent-style-name="standard">
      <style:graphic-properties draw:stroke="none" svg:stroke-color="#000000" draw:fill="none" draw:fill-color="#ffffff" fo:min-height="1.9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6pt" style:font-size-complex="16pt"/>
    </style:style>
    <style:style style:name="P3" style:family="paragraph">
      <style:paragraph-properties fo:margin-top="0.205cm" fo:margin-bottom="0.205cm"/>
      <style:text-properties fo:font-size="7pt" style:font-size-asian="7pt" style:font-size-complex="7pt"/>
    </style:style>
    <style:style style:name="P4" style:family="paragraph">
      <style:paragraph-properties fo:margin-top="0.212cm" fo:margin-bottom="0.212cm"/>
      <style:text-properties fo:font-size="7pt" style:font-size-asian="7pt" style:font-size-complex="7pt"/>
    </style:style>
    <style:style style:name="P5" style:family="paragraph">
      <style:paragraph-properties fo:margin-top="0.205cm" fo:margin-bottom="0.205cm" fo:text-align="end"/>
      <style:text-properties fo:font-size="7pt" style:font-size-asian="7pt" style:font-size-complex="7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size-asian="16pt" style:font-size-complex="16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family="Arial" style:font-style-name="Regular" style:font-family-generic="swiss" fo:font-size="14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8" draw:id="id8" draw:layer="layout" svg:width="19.589cm" svg:height="15.643cm" draw:transform="rotate (0.005235987755982) translate (0.865cm 3.82cm)">
          <draw:image xlink:href="Pictures/100000000000099A000007AB57528EA0.jpg" xlink:type="simple" xlink:show="embed" xlink:actuate="onLoad">
            <text:p/>
          </draw:image>
          <draw:glue-point draw:id="4" svg:x="2.149cm" svg:y="-3.118cm"/>
          <draw:glue-point draw:id="5" svg:x="2.429cm" svg:y="-0.553cm"/>
          <draw:glue-point draw:id="6" svg:x="-1.845cm" svg:y="-0.745cm"/>
          <draw:glue-point draw:id="7" svg:x="-1.833cm" svg:y="-0.393cm"/>
          <draw:glue-point draw:id="8" svg:x="4.514cm" svg:y="1.085cm"/>
        </draw:frame>
        <draw:rect draw:style-name="gr2" draw:text-style-name="P1" xml:id="id3" draw:id="id3" draw:layer="layout" svg:width="3.105cm" svg:height="4.246cm" svg:x="2.236cm" svg:y="10.619cm">
          <draw:glue-point draw:id="4" svg:x="5.004cm" svg:y="-3.626cm"/>
          <draw:glue-point draw:id="5" svg:x="5.004cm" svg:y="-2.437cm"/>
          <draw:glue-point draw:id="6" svg:x="5.001cm" svg:y="-1.186cm"/>
          <draw:glue-point draw:id="7" svg:x="5.001cm" svg:y="1.062cm"/>
          <draw:glue-point draw:id="8" svg:x="4.914cm" svg:y="2.187cm"/>
          <draw:glue-point draw:id="9" svg:x="4.914cm" svg:y="3.499cm"/>
          <draw:glue-point draw:id="10" svg:x="-4.998cm" svg:y="-3.751cm"/>
          <draw:glue-point draw:id="11" svg:x="-5.001cm" svg:y="-2.501cm"/>
          <draw:glue-point draw:id="12" svg:x="-4.914cm" svg:y="-1.186cm"/>
          <draw:glue-point draw:id="13" svg:x="-4.914cm" svg:y="1.062cm"/>
          <draw:glue-point draw:id="14" svg:x="-4.827cm" svg:y="2.249cm"/>
          <draw:glue-point draw:id="15" svg:x="-4.998cm" svg:y="3.499cm"/>
          <draw:glue-point draw:id="16" svg:x="-4.956cm" svg:y="-4.865cm"/>
          <draw:glue-point draw:id="17" svg:x="4.975cm" svg:y="-4.83cm"/>
          <draw:glue-point draw:id="18" svg:x="4.943cm" svg:y="4.868cm"/>
          <draw:glue-point draw:id="19" svg:x="-4.94cm" svg:y="4.844cm"/>
          <text:p/>
        </draw:rect>
        <draw:rect draw:style-name="gr3" draw:text-style-name="P1" xml:id="id4" draw:id="id4" draw:layer="layout" svg:width="3.052cm" svg:height="6.715cm" svg:x="7.836cm" svg:y="8.203cm">
          <draw:glue-point draw:id="4" svg:x="-4.914cm" svg:y="-4.287cm"/>
          <draw:glue-point draw:id="5" svg:x="-4.741cm" svg:y="-3.536cm"/>
          <draw:glue-point draw:id="6" svg:x="-4.826cm" svg:y="-2.746cm"/>
          <draw:glue-point draw:id="7" svg:x="-4.914cm" svg:y="-1.995cm"/>
          <draw:glue-point draw:id="8" svg:x="-5cm" svg:y="-1.244cm"/>
          <draw:glue-point draw:id="9" svg:x="-4.826cm" svg:y="-0.533cm"/>
          <draw:glue-point draw:id="10" svg:x="-4.914cm" svg:y="0.969cm"/>
          <draw:glue-point draw:id="11" svg:x="-5.003cm" svg:y="1.758cm"/>
          <draw:glue-point draw:id="12" svg:x="-5.003cm" svg:y="2.589cm"/>
          <draw:glue-point draw:id="13" svg:x="-4.95cm" svg:y="-4.878cm"/>
          <draw:glue-point draw:id="14" svg:x="-4.983cm" svg:y="0.36cm"/>
          <draw:glue-point draw:id="15" svg:x="-4.95cm" svg:y="3.379cm"/>
          <draw:glue-point draw:id="16" svg:x="-4.918cm" svg:y="4.071cm"/>
          <draw:glue-point draw:id="17" svg:x="-4.934cm" svg:y="4.927cm"/>
          <draw:glue-point draw:id="18" svg:x="4.927cm" svg:y="-4.866cm"/>
          <draw:glue-point draw:id="19" svg:x="4.944cm" svg:y="-4.256cm"/>
          <draw:glue-point draw:id="20" svg:x="4.927cm" svg:y="-3.535cm"/>
          <draw:glue-point draw:id="21" svg:x="4.927cm" svg:y="-2.768cm"/>
          <draw:glue-point draw:id="22" svg:x="4.944cm" svg:y="-2.016cm"/>
          <draw:glue-point draw:id="23" svg:x="4.911cm" svg:y="-1.241cm"/>
          <draw:glue-point draw:id="24" svg:x="4.911cm" svg:y="-0.527cm"/>
          <draw:glue-point draw:id="25" svg:x="4.977cm" svg:y="0.403cm"/>
          <draw:glue-point draw:id="26" svg:x="4.96cm" svg:y="0.982cm"/>
          <draw:glue-point draw:id="27" svg:x="4.927cm" svg:y="1.749cm"/>
          <draw:glue-point draw:id="28" svg:x="4.927cm" svg:y="2.568cm"/>
          <draw:glue-point draw:id="29" svg:x="4.911cm" svg:y="3.387cm"/>
          <draw:glue-point draw:id="30" svg:x="4.96cm" svg:y="4.093cm"/>
          <draw:glue-point draw:id="31" svg:x="4.944cm" svg:y="4.927cm"/>
          <text:p/>
        </draw:rect>
        <draw:rect draw:style-name="gr3" draw:text-style-name="P1" xml:id="id1" draw:id="id1" draw:layer="layout" svg:width="1.54cm" svg:height="7.776cm" svg:x="13.39cm" svg:y="7.195cm">
          <draw:glue-point draw:id="4" svg:x="-4.961cm" svg:y="1.53cm"/>
          <draw:glue-point draw:id="5" svg:x="-4.948cm" svg:y="0.851cm"/>
          <draw:glue-point draw:id="6" svg:x="-4.896cm" svg:y="0.232cm"/>
          <draw:glue-point draw:id="7" svg:x="-4.915cm" svg:y="-0.43cm"/>
          <draw:glue-point draw:id="8" svg:x="-4.883cm" svg:y="-1.089cm"/>
          <draw:glue-point draw:id="9" svg:x="-4.87cm" svg:y="-1.709cm"/>
          <draw:glue-point draw:id="10" svg:x="-4.935cm" svg:y="-2.382cm"/>
          <draw:glue-point draw:id="11" svg:x="-4.902cm" svg:y="-3.029cm"/>
          <draw:glue-point draw:id="12" svg:x="-4.935cm" svg:y="-3.676cm"/>
          <draw:glue-point draw:id="13" svg:x="-4.902cm" svg:y="-4.323cm"/>
          <draw:glue-point draw:id="14" svg:x="-4.915cm" svg:y="-4.933cm"/>
          <draw:glue-point draw:id="15" svg:x="4.967cm" svg:y="-4.924cm"/>
          <draw:glue-point draw:id="16" svg:x="4.889cm" svg:y="-4.32cm"/>
          <draw:glue-point draw:id="17" svg:x="4.902cm" svg:y="-3.674cm"/>
          <draw:glue-point draw:id="18" svg:x="4.87cm" svg:y="-3.05cm"/>
          <draw:glue-point draw:id="19" svg:x="4.902cm" svg:y="-2.394cm"/>
          <draw:glue-point draw:id="20" svg:x="4.87cm" svg:y="-1.757cm"/>
          <draw:glue-point draw:id="21" svg:x="4.837cm" svg:y="-1.076cm"/>
          <draw:glue-point draw:id="22" svg:x="4.902cm" svg:y="-0.452cm"/>
          <draw:glue-point draw:id="23" svg:x="4.902cm" svg:y="0.228cm"/>
          <draw:glue-point draw:id="24" svg:x="4.902cm" svg:y="0.865cm"/>
          <draw:glue-point draw:id="25" svg:x="4.902cm" svg:y="1.508cm"/>
          <draw:glue-point draw:id="26" svg:x="-4.805cm" svg:y="2.182cm"/>
          <draw:glue-point draw:id="27" svg:x="-4.772cm" svg:y="2.838cm"/>
          <draw:glue-point draw:id="28" svg:x="-4.772cm" svg:y="3.532cm"/>
          <draw:glue-point draw:id="29" svg:x="-4.772cm" svg:y="4.18cm"/>
          <draw:glue-point draw:id="30" svg:x="-4.805cm" svg:y="4.913cm"/>
          <draw:glue-point draw:id="31" svg:x="4.831cm" svg:y="4.926cm"/>
          <draw:glue-point draw:id="32" svg:x="4.896cm" svg:y="4.187cm"/>
          <draw:glue-point draw:id="33" svg:x="4.896cm" svg:y="3.519cm"/>
          <draw:glue-point draw:id="34" svg:x="4.831cm" svg:y="2.825cm"/>
          <draw:glue-point draw:id="35" svg:x="4.733cm" svg:y="2.214cm"/>
          <text:p/>
        </draw:rect>
        <draw:rect draw:style-name="gr4" draw:text-style-name="P1" xml:id="id2" draw:id="id2" draw:layer="layout" svg:width="0.416cm" svg:height="0.439cm" svg:x="9.005cm" svg:y="5.172cm">
          <text:p/>
        </draw:rect>
        <draw:rect draw:style-name="gr4" draw:text-style-name="P1" xml:id="id5" draw:id="id5" draw:layer="layout" svg:width="0.416cm" svg:height="0.439cm" svg:x="9.075cm" svg:y="17.196cm">
          <text:p/>
        </draw:rect>
        <draw:connector draw:style-name="gr5" draw:text-style-name="P1" draw:layer="layout" draw:type="curve" svg:x1="13.404cm" svg:y1="7.248cm" svg:x2="9.421cm" svg:y2="5.391cm" draw:start-shape="id1" draw:start-glue-point="14" draw:end-shape="id2" draw:end-glue-point="1" svg:d="M13404 7248c-2997 0-1006-1857-3983-1857">
          <text:p/>
        </draw:connector>
        <draw:connector draw:style-name="gr5" draw:text-style-name="P1" draw:layer="layout" draw:type="curve" svg:x1="13.407cm" svg:y1="11.263cm" svg:x2="9.421cm" svg:y2="5.391cm" draw:start-shape="id1" draw:start-glue-point="6" draw:end-shape="id2" draw:end-glue-point="1" svg:d="M13407 11263c-3001 0-1009-5872-3986-5872">
          <text:p/>
        </draw:connector>
        <draw:connector draw:style-name="gr5" draw:text-style-name="P1" draw:layer="layout" draw:type="curve" svg:x1="13.426cm" svg:y1="14.333cm" svg:x2="13.407cm" svg:y2="11.263cm" draw:start-shape="id1" draw:start-glue-point="29" draw:end-shape="id1" draw:end-glue-point="6" svg:d="M13426 14333c-858 0-848-3070-19-3070">
          <text:p/>
        </draw:connector>
        <draw:connector draw:style-name="gr5" draw:text-style-name="P1" draw:layer="layout" draw:type="curve" svg:x1="13.409cm" svg:y1="10.237cm" svg:x2="13.404cm" svg:y2="7.248cm" draw:start-shape="id1" draw:start-glue-point="8" draw:end-shape="id1" draw:end-glue-point="14" svg:d="M13409 10237c-832 0-830-2989-5-2989">
          <text:p/>
        </draw:connector>
        <draw:connector draw:style-name="gr6" draw:text-style-name="P1" draw:layer="layout" draw:type="curve" draw:line-skew="-0.432cm" svg:x1="13.426cm" svg:y1="13.829cm" svg:x2="13.411cm" svg:y2="9.755cm" draw:start-shape="id1" draw:start-glue-point="28" draw:end-shape="id1" draw:end-glue-point="9" svg:d="M13426 13829c-1506 0-1498-4074-15-4074">
          <text:p/>
        </draw:connector>
        <draw:connector draw:style-name="gr6" draw:text-style-name="P1" draw:layer="layout" draw:type="curve" draw:line-skew="-0.181cm" svg:x1="13.426cm" svg:y1="13.289cm" svg:x2="13.401cm" svg:y2="9.231cm" draw:start-shape="id1" draw:start-glue-point="27" draw:end-shape="id1" draw:end-glue-point="10" svg:d="M13426 13289c-1129 0-1117-4058-25-4058">
          <text:p/>
        </draw:connector>
        <draw:connector draw:style-name="gr6" draw:text-style-name="P1" draw:layer="layout" draw:type="curve" draw:line-skew="-0.155cm" svg:x1="13.401cm" svg:y1="9.231cm" svg:x2="2.236cm" svg:y2="11.681cm" draw:start-shape="id1" draw:start-glue-point="10" draw:end-shape="id3" draw:end-glue-point="11" svg:d="M13401 9231c-17784 0-12201 2450-11165 2450">
          <text:p/>
        </draw:connector>
        <draw:connector draw:style-name="gr6" draw:text-style-name="P1" draw:layer="layout" draw:type="curve" draw:line-skew="-0.178cm 4.025cm 1.002cm" svg:x1="7.863cm" svg:y1="12.21cm" svg:x2="2.255cm" svg:y2="14.798cm" draw:start-shape="id4" draw:start-glue-point="10" draw:end-shape="id3" draw:end-glue-point="19" svg:d="M7863 12210c-2178 0-1451 1898-3306 1898-1854 0-1632 690-2302 690">
          <text:p/>
        </draw:connector>
        <draw:connector draw:style-name="gr6" draw:text-style-name="P1" draw:layer="layout" draw:type="curve" svg:x1="13.401cm" svg:y1="8.225cm" svg:x2="2.237cm" svg:y2="11.15cm" draw:start-shape="id1" draw:start-glue-point="12" draw:end-shape="id3" draw:end-glue-point="10" svg:d="M13401 8225c-17551 0-11969 2925-11164 2925">
          <text:p/>
        </draw:connector>
        <draw:connector draw:style-name="gr7" draw:text-style-name="P1" draw:layer="layout" draw:type="curve" draw:line-skew="-0.752cm" svg:x1="13.406cm" svg:y1="8.728cm" svg:x2="13.421cm" svg:y2="12.779cm" draw:start-shape="id1" draw:start-glue-point="11" draw:end-shape="id1" draw:end-glue-point="26" svg:d="M13406 8728c-1956 0-1963 4051 15 4051">
          <text:p/>
        </draw:connector>
        <draw:connector draw:style-name="gr7" draw:text-style-name="P1" draw:layer="layout" draw:type="curve" svg:x1="13.421cm" svg:y1="12.779cm" svg:x2="10.87cm" svg:y2="14.868cm" draw:start-shape="id1" draw:start-glue-point="26" draw:end-shape="id4" draw:end-glue-point="31" svg:d="M13421 12779c-1923 0-648 2089-2551 2089">
          <text:p/>
        </draw:connector>
        <draw:connector draw:style-name="gr7" draw:text-style-name="P1" draw:layer="layout" draw:type="curve" svg:x1="14.903cm" svg:y1="14.913cm" svg:x2="9.491cm" svg:y2="17.415cm" draw:start-shape="id1" draw:start-glue-point="31" draw:end-shape="id5" draw:end-glue-point="1" svg:d="M14903 14913c844 0 3550 2502-5412 2502">
          <text:p/>
        </draw:connector>
        <draw:connector draw:style-name="gr7" draw:text-style-name="P1" draw:layer="layout" draw:type="curve" draw:line-skew="0.502cm" svg:x1="14.914cm" svg:y1="10.732cm" svg:x2="14.903cm" svg:y2="14.913cm" draw:start-shape="id1" draw:start-glue-point="22" draw:end-shape="id1" draw:end-glue-point="31" svg:d="M14914 10732c1581 0 1586 4181-11 4181">
          <text:p/>
        </draw:connector>
        <draw:connector draw:style-name="gr7" draw:text-style-name="P1" draw:layer="layout" draw:type="curve" draw:line-skew="-0.525cm" svg:x1="5.332cm" svg:y1="10.692cm" svg:x2="9.075cm" svg:y2="17.415cm" draw:start-shape="id3" draw:start-glue-point="17" draw:end-shape="id5" draw:end-glue-point="3" svg:d="M5332 10692c2026 0 155 6723 3743 6723">
          <text:p/>
        </draw:connector>
        <draw:connector draw:style-name="gr7" draw:text-style-name="P1" draw:layer="layout" draw:type="curve" svg:x1="10.87cm" svg:y1="14.868cm" svg:x2="9.491cm" svg:y2="17.415cm" draw:start-shape="id4" draw:start-glue-point="31" draw:end-shape="id5" draw:end-glue-point="1" svg:d="M10870 14868c831 0 1520 2547-1379 2547">
          <text:p/>
        </draw:connector>
        <draw:connector draw:style-name="gr5" draw:text-style-name="P1" draw:layer="layout" draw:type="curve" draw:line-skew="0.517cm" svg:x1="2.25cm" svg:y1="10.677cm" svg:x2="9.005cm" svg:y2="5.391cm" draw:start-shape="id3" draw:start-glue-point="16" draw:end-shape="id2" draw:end-glue-point="3" svg:d="M2250 10677c-49 0-3427-5286 6755-5286">
          <text:p/>
        </draw:connector>
        <draw:connector draw:style-name="gr8" draw:text-style-name="P1" draw:layer="layout" draw:type="curve" svg:x1="6.965cm" svg:y1="10.98cm" svg:x2="7.863cm" svg:y2="8.682cm" draw:start-shape="id6" draw:start-glue-point="3" draw:end-shape="id4" draw:end-glue-point="4" svg:d="M6965 10980c-777 0-1226-2298 898-2298">
          <text:p/>
        </draw:connector>
        <draw:connector draw:style-name="gr6" draw:text-style-name="P1" draw:layer="layout" draw:type="curve" draw:line-skew="-1.23cm 0.701cm 0.966cm" svg:x1="7.89cm" svg:y1="11.203cm" svg:x2="2.29cm" svg:y2="13.696cm" draw:start-shape="id4" draw:start-glue-point="9" draw:end-shape="id3" draw:end-glue-point="14" svg:d="M7890 11203c-3796 0-2530-419-3877-419-1346 0-1159 2912-1723 2912">
          <text:p/>
        </draw:connector>
        <draw:line draw:style-name="gr9" draw:text-style-name="P1" draw:layer="layout" svg:x1="14.94cm" svg:y1="12.227cm" svg:x2="15.494cm" svg:y2="12.227cm">
          <text:p/>
        </draw:line>
        <draw:connector draw:style-name="gr10" draw:text-style-name="P1" draw:layer="layout" draw:type="curve" draw:line-skew="1.496cm -2.391cm -0.762cm" svg:x1="7.842cm" svg:y1="11.801cm" svg:x2="14.914cm" svg:y2="11.755cm" draw:start-shape="id4" draw:start-glue-point="14" draw:end-shape="id1" draw:end-glue-point="24" svg:d="M7842 11801c1431 0 954 1315 3908 1315s2849-1361 3164-1361">
          <text:p/>
        </draw:connector>
        <draw:line draw:style-name="gr9" draw:text-style-name="P1" draw:layer="layout" svg:x1="14.94cm" svg:y1="11.227cm" svg:x2="15.494cm" svg:y2="11.227cm">
          <text:p/>
        </draw:line>
        <draw:line draw:style-name="gr9" draw:text-style-name="P1" draw:layer="layout" svg:x1="14.94cm" svg:y1="11.727cm" svg:x2="15.494cm" svg:y2="11.727cm">
          <text:p/>
        </draw:line>
        <draw:connector draw:style-name="gr10" draw:text-style-name="P1" draw:layer="layout" draw:type="curve" draw:line-skew="2.455cm -3.938cm -1.722cm" svg:x1="7.863cm" svg:y1="10.221cm" svg:x2="14.914cm" svg:y2="11.26cm" draw:start-shape="id4" draw:start-glue-point="7" draw:end-shape="id1" draw:end-glue-point="23" svg:d="M7863 10221c2838 0 1892 1348 3886 1348 1995 0 1410-309 3165-309">
          <text:p/>
        </draw:connector>
        <draw:line draw:style-name="gr11" draw:text-style-name="P1" draw:layer="layout" svg:x1="13.392cm" svg:y1="10.991cm" svg:x2="14.916cm" svg:y2="10.991cm">
          <text:p/>
        </draw:line>
        <draw:connector draw:style-name="gr10" draw:text-style-name="P1" draw:layer="layout" draw:type="curve" draw:line-skew="1.045cm -5.941cm 0.538cm" svg:x1="7.89cm" svg:y1="9.717cm" svg:x2="13.399cm" svg:y2="11.744cm" draw:start-shape="id4" draw:start-glue-point="6" draw:end-shape="id1" draw:end-glue-point="5" svg:d="M7890 9717c682 0 455-204 2621-204s1805 2231 2888 2231">
          <text:p/>
        </draw:connector>
        <draw:connector draw:style-name="gr10" draw:text-style-name="P1" draw:layer="layout" draw:type="curve" draw:line-skew="0.068cm" svg:x1="7.857cm" svg:y1="14.868cm" svg:x2="5.34cm" svg:y2="13.192cm" draw:start-shape="id4" draw:start-glue-point="17" draw:end-shape="id3" draw:end-glue-point="7" svg:d="M7857 14868c-1800 0-542-1676-2517-1676">
          <text:p/>
        </draw:connector>
        <draw:connector draw:style-name="gr10" draw:text-style-name="P1" draw:layer="layout" draw:type="curve" svg:x1="7.862cm" svg:y1="14.293cm" svg:x2="5.341cm" svg:y2="12.742cm" draw:start-shape="id4" draw:start-glue-point="16" draw:end-shape="id3" draw:end-glue-point="1" svg:d="M7862 14293c-1909 0-649-1551-2521-1551">
          <text:p/>
        </draw:connector>
        <draw:connector draw:style-name="gr10" draw:text-style-name="P1" draw:layer="layout" draw:type="curve" svg:x1="7.852cm" svg:y1="13.828cm" svg:x2="5.34cm" svg:y2="12.239cm" draw:start-shape="id4" draw:start-glue-point="15" draw:end-shape="id3" draw:end-glue-point="6" svg:d="M7852 13828c-1894 0-639-1589-2512-1589">
          <text:p/>
        </draw:connector>
        <draw:connector draw:style-name="gr10" draw:text-style-name="P1" draw:layer="layout" draw:type="curve" svg:x1="7.836cm" svg:y1="13.298cm" svg:x2="5.341cm" svg:y2="11.708cm" draw:start-shape="id4" draw:start-glue-point="12" draw:end-shape="id3" draw:end-glue-point="5" svg:d="M7836 13298c-1870 0-623-1590-2495-1590">
          <text:p/>
        </draw:connector>
        <draw:connector draw:style-name="gr10" draw:text-style-name="P1" draw:layer="layout" draw:type="curve" svg:x1="7.836cm" svg:y1="12.74cm" svg:x2="5.341cm" svg:y2="11.203cm" draw:start-shape="id4" draw:start-glue-point="11" draw:end-shape="id3" draw:end-glue-point="4" svg:d="M7836 12740c-1870 0-623-1537-2495-1537">
          <text:p/>
        </draw:connector>
        <draw:connector draw:style-name="gr10" draw:text-style-name="P1" draw:layer="layout" draw:type="curve" draw:line-skew="-1.57cm 7.573cm -0.601cm" svg:x1="10.875cm" svg:y1="14.308cm" svg:x2="5.313cm" svg:y2="13.67cm" draw:start-shape="id4" draw:start-glue-point="30" draw:end-shape="id3" draw:end-glue-point="8" svg:d="M10875 14308c-1531 0-1021 932-2954 932s-1596-1570-2608-1570">
          <text:p/>
        </draw:connector>
        <draw:connector draw:style-name="gr10" draw:text-style-name="P1" draw:layer="layout" draw:type="curve" draw:line-skew="-1.73cm 0.317cm -0.692cm" svg:x1="10.86cm" svg:y1="13.834cm" svg:x2="5.313cm" svg:y2="14.227cm" draw:start-shape="id4" draw:start-glue-point="29" draw:end-shape="id3" draw:end-glue-point="9" svg:d="M10860 13834c-1749 0-1165 1937-3064 1937-1898 0-1607-1544-2483-1544">
          <text:p/>
        </draw:connector>
        <draw:connector draw:style-name="gr10" draw:text-style-name="P1" draw:layer="layout" draw:type="curve" draw:line-skew="-1.743cm 0.779cm -0.963cm" svg:x1="10.865cm" svg:y1="13.284cm" svg:x2="5.322cm" svg:y2="14.808cm" draw:start-shape="id4" draw:start-glue-point="28" draw:end-shape="id3" draw:end-glue-point="18" svg:d="M10865 13284c-1776 0-1183 2949-3211 2949-2027 0-1876-1425-2332-1425">
          <text:p/>
        </draw:connector>
        <draw:connector draw:style-name="gr6" draw:text-style-name="P1" draw:layer="layout" draw:type="curve" draw:line-skew="0.306cm" svg:x1="13.411cm" svg:y1="9.755cm" svg:x2="2.263cm" svg:y2="12.239cm" draw:start-shape="id1" draw:start-glue-point="9" draw:end-shape="id3" draw:end-glue-point="12" svg:d="M13411 9755c-17107 0-11533 2484-11148 2484">
          <text:p/>
        </draw:connector>
        <draw:connector draw:style-name="gr5" draw:text-style-name="P1" draw:layer="layout" draw:type="curve" draw:line-skew="0.136cm -0.762cm" svg:x1="7.852cm" svg:y1="8.285cm" svg:x2="9.213cm" svg:y2="5.611cm" draw:start-shape="id4" draw:start-glue-point="13" draw:end-shape="id2" draw:end-glue-point="2" svg:d="M7852 8285c-624 0-520-1070-24-1539s1385-334 1385-1135">
          <text:p/>
        </draw:connector>
        <draw:connector draw:style-name="gr12" draw:text-style-name="P1" draw:layer="layout" draw:type="curve" svg:x1="7.916cm" svg:y1="9.186cm" svg:x2="9.213cm" svg:y2="5.611cm" draw:start-shape="id4" draw:start-glue-point="5" svg:d="M7916 9186c-924 0-1572-3575 1297-3575">
          <text:p/>
        </draw:connector>
        <draw:connector draw:style-name="gr10" draw:text-style-name="P1" draw:layer="layout" draw:type="curve" draw:line-skew="-0.342cm" svg:x1="13.406cm" svg:y1="7.722cm" svg:x2="10.865cm" svg:y2="12.734cm" draw:start-shape="id1" draw:start-glue-point="13" draw:end-shape="id4" draw:end-glue-point="27" svg:d="M13406 7722c-2413 0-1143 5012-2541 5012">
          <text:p/>
        </draw:connector>
        <draw:line draw:style-name="gr9" draw:text-style-name="P1" draw:layer="layout" svg:x1="14.94cm" svg:y1="7.227cm" svg:x2="15.494cm" svg:y2="7.227cm">
          <text:p/>
        </draw:line>
        <draw:line draw:style-name="gr9" draw:text-style-name="P1" draw:layer="layout" svg:x1="14.94cm" svg:y1="7.727cm" svg:x2="15.494cm" svg:y2="7.727cm">
          <text:p/>
        </draw:line>
        <draw:line draw:style-name="gr9" draw:text-style-name="P1" draw:layer="layout" svg:x1="14.94cm" svg:y1="8.227cm" svg:x2="15.494cm" svg:y2="8.227cm">
          <text:p/>
        </draw:line>
        <draw:line draw:style-name="gr9" draw:text-style-name="P1" draw:layer="layout" svg:x1="14.94cm" svg:y1="8.727cm" svg:x2="15.494cm" svg:y2="8.727cm">
          <text:p/>
        </draw:line>
        <draw:line draw:style-name="gr9" draw:text-style-name="P1" draw:layer="layout" svg:x1="14.94cm" svg:y1="9.227cm" svg:x2="15.494cm" svg:y2="9.227cm">
          <text:p/>
        </draw:line>
        <draw:line draw:style-name="gr9" draw:text-style-name="P1" draw:layer="layout" svg:x1="14.94cm" svg:y1="10.273cm" svg:x2="15.494cm" svg:y2="10.273cm">
          <text:p/>
        </draw:line>
        <draw:line draw:style-name="gr9" draw:text-style-name="P1" draw:layer="layout" svg:x1="14.94cm" svg:y1="12.827cm" svg:x2="15.494cm" svg:y2="12.827cm">
          <text:p/>
        </draw:line>
        <draw:connector draw:style-name="gr10" draw:text-style-name="P1" draw:layer="layout" draw:type="curve" draw:line-skew="0cm -9.527cm -0.697cm" svg:x1="14.924cm" svg:y1="7.255cm" svg:x2="10.875cm" svg:y2="12.219cm" draw:start-shape="id1" draw:start-glue-point="15" draw:end-shape="id4" draw:end-glue-point="26" svg:d="M14924 7255c813 0 542-1275-1470-1275s-1729 6239-2579 6239">
          <text:p/>
        </draw:connector>
        <draw:connector draw:style-name="gr10" draw:text-style-name="P1" draw:layer="layout" draw:type="curve" draw:line-skew="0.213cm -9.942cm -0.763cm" svg:x1="14.912cm" svg:y1="7.724cm" svg:x2="10.88cm" svg:y2="11.83cm" draw:start-shape="id1" draw:start-glue-point="16" draw:end-shape="id4" draw:end-glue-point="25" svg:d="M14912 7724c1150 0 768-2159-1384-2159-2151 0-1904 6265-2648 6265">
          <text:p/>
        </draw:connector>
        <draw:connector draw:style-name="gr10" draw:text-style-name="P1" draw:layer="layout" draw:type="curve" draw:line-skew="0.49cm -10.358cm -0.809cm" svg:x1="14.914cm" svg:y1="8.227cm" svg:x2="10.86cm" svg:y2="11.207cm" draw:start-shape="id1" draw:start-glue-point="17" draw:end-shape="id4" draw:end-glue-point="24" svg:d="M14914 8227c1563 0 1042-3078-1271-3078s-2078 6058-2783 6058">
          <text:p/>
        </draw:connector>
        <draw:connector draw:style-name="gr10" draw:text-style-name="P1" draw:layer="layout" draw:type="curve" draw:line-skew="0.697cm -10.612cm -0.884cm" svg:x1="14.909cm" svg:y1="8.712cm" svg:x2="10.86cm" svg:y2="10.727cm" draw:start-shape="id1" draw:start-glue-point="18" draw:end-shape="id4" draw:end-glue-point="23" svg:d="M14909 8712c1881 0 1254-3817-1200-3817s-2257 5832-2849 5832">
          <text:p/>
        </draw:connector>
        <draw:connector draw:style-name="gr10" draw:text-style-name="P1" draw:layer="layout" draw:type="curve" draw:line-skew="0.836cm -10.889cm -0.919cm" svg:x1="14.914cm" svg:y1="9.222cm" svg:x2="10.87cm" svg:y2="10.207cm" draw:start-shape="id1" draw:start-glue-point="19" draw:end-shape="id4" draw:end-glue-point="22" svg:d="M14914 9222c2082 0 1388-4604-1153-4604s-2366 5589-2891 5589">
          <text:p/>
        </draw:connector>
        <draw:line draw:style-name="gr9" draw:text-style-name="P1" draw:layer="layout" svg:x1="14.94cm" svg:y1="9.727cm" svg:x2="15.494cm" svg:y2="9.727cm">
          <text:p/>
        </draw:line>
        <draw:connector draw:style-name="gr10" draw:text-style-name="P1" draw:layer="layout" draw:type="curve" draw:line-skew="1.1cm -2.225cm -0.999cm" svg:x1="14.909cm" svg:y1="9.717cm" svg:x2="10.865cm" svg:y2="9.702cm" draw:start-shape="id1" draw:start-glue-point="20" draw:end-shape="id4" draw:end-glue-point="21" svg:d="M14909 9717c2485 0 1657-5283-1056-5283s-2576 5268-2988 5268">
          <text:p/>
        </draw:connector>
        <draw:connector draw:style-name="gr10" draw:text-style-name="P1" draw:layer="layout" draw:type="curve" draw:line-skew="1.278cm -2.341cm -1.052cm" svg:x1="14.904cm" svg:y1="10.247cm" svg:x2="10.865cm" svg:y2="9.187cm" draw:start-shape="id1" draw:start-glue-point="21" draw:end-shape="id4" draw:end-glue-point="20" svg:d="M14904 10247c2760 0 1841-5929-988-5929-2828 0-2718 4869-3051 4869">
          <text:p/>
        </draw:connector>
        <draw:connector draw:style-name="gr10" draw:text-style-name="P1" draw:layer="layout" draw:type="curve" svg:x1="13.397cm" svg:y1="12.272cm" svg:x2="13.404cm" svg:y2="10.749cm" draw:start-shape="id1" draw:start-glue-point="4" draw:end-shape="id1" draw:end-glue-point="7" svg:d="M13397 12272c-814 0-818-1523 7-1523">
          <text:p/>
        </draw:connector>
        <draw:connector draw:style-name="gr10" draw:text-style-name="P1" draw:layer="layout" draw:type="curve" draw:line-skew="-1.073cm -2.572cm 1.633cm" svg:x1="10.87cm" svg:y1="8.703cm" svg:x2="14.888cm" svg:y2="12.804cm" draw:start-shape="id4" draw:start-glue-point="19" draw:end-shape="id1" draw:end-glue-point="35" svg:d="M10870 8703c294 0 196-4616 3212-4616 3017 0 4122 8717 806 8717">
          <text:p/>
        </draw:connector>
        <draw:connector draw:style-name="gr13" draw:text-style-name="P1" draw:layer="layout" draw:type="curve" draw:line-skew="3.303cm" svg:x1="7.09cm" svg:y1="10.258cm" svg:x2="14.914cm" svg:y2="12.255cm" draw:start-shape="id7" draw:start-glue-point="0" draw:end-shape="id1" draw:end-glue-point="25" svg:d="M7090 10258c0-444 4188-370 6351 240s2301 1757 1473 1757">
          <text:p/>
        </draw:connector>
        <draw:frame draw:style-name="gr14" draw:text-style-name="P1" draw:layer="layout" svg:width="4.872cm" svg:height="0.962cm" draw:transform="rotate (1.5707963267946) translate (8.848cm 13.994cm)">
          <draw:text-box>
            <text:p text:style-name="P1">28C64</text:p>
          </draw:text-box>
        </draw:frame>
        <draw:frame draw:style-name="gr14" draw:text-style-name="P2" draw:layer="layout" svg:width="4.872cm" svg:height="0.839cm" draw:transform="rotate (1.5707963267946) translate (13.748cm 11.548cm)">
          <draw:text-box>
            <text:p text:style-name="P2"><text:span text:style-name="T1">74HC595 low</text:span></text:p>
          </draw:text-box>
        </draw:frame>
        <draw:frame draw:style-name="gr14" draw:text-style-name="P2" draw:layer="layout" svg:width="4.872cm" svg:height="0.839cm" draw:transform="rotate (1.5707963267946) translate (13.748cm 15.448cm)">
          <draw:text-box>
            <text:p text:style-name="P2"><text:span text:style-name="T1">74HC595 high</text:span></text:p>
          </draw:text-box>
        </draw:frame>
        <draw:connector draw:style-name="gr8" draw:text-style-name="P1" draw:layer="layout" draw:type="curve" draw:line-skew="0.056cm" svg:x1="7.863cm" svg:y1="8.682cm" svg:x2="2.237cm" svg:y2="14.227cm" draw:start-shape="id4" draw:start-glue-point="4" draw:end-shape="id3" draw:end-glue-point="15" svg:d="M7863 8682c-9160 0-6347 5545-5626 5545">
          <text:p/>
        </draw:connector>
        <draw:frame draw:style-name="gr15" draw:text-style-name="P1" draw:layer="layout" svg:width="4.872cm" svg:height="1.962cm" draw:transform="rotate (1.5707963267946) translate (2.848cm 15.194cm)">
          <draw:text-box>
            <text:p text:style-name="P1">Arduino</text:p>
            <text:p text:style-name="P1">Pro Mini</text:p>
          </draw:text-box>
        </draw:frame>
        <draw:connector draw:style-name="gr16" draw:text-style-name="P1" draw:layer="layout" draw:type="curve" draw:line-skew="3.876cm" svg:x1="13.407cm" svg:y1="7.722cm" svg:x2="14.927cm" svg:y2="6.681cm" draw:end-shape="id8" draw:end-glue-point="4" svg:d="M13407 7722c0-943 1520-423 1520-1041">
          <text:p/>
        </draw:connector>
        <draw:connector draw:style-name="gr16" draw:text-style-name="P1" draw:layer="layout" draw:type="curve" draw:line-skew="0.952cm 7.244cm -5.88cm" svg:x1="13.399cm" svg:y1="11.744cm" svg:x2="15.478cm" svg:y2="10.72cm" draw:start-shape="id1" draw:start-glue-point="5" draw:end-shape="id8" draw:end-glue-point="5" svg:d="M13399 11744c610 0 407-1283 1082-1283s514 259 997 259">
          <text:p/>
        </draw:connector>
        <draw:ellipse draw:style-name="gr17" draw:text-style-name="P1" xml:id="id7" draw:id="id7" draw:layer="layout" svg:width="0.25cm" svg:height="0.243cm" svg:x="6.965cm" svg:y="10.258cm">
          <text:p/>
        </draw:ellipse>
        <draw:line draw:style-name="gr18" draw:text-style-name="P1" draw:layer="layout" svg:x1="7.851cm" svg:y1="10.714cm" svg:x2="6.977cm" svg:y2="10.547cm">
          <text:p/>
        </draw:line>
        <draw:ellipse draw:style-name="gr17" draw:text-style-name="P1" xml:id="id6" draw:id="id6" draw:layer="layout" svg:width="0.25cm" svg:height="0.243cm" svg:x="6.965cm" svg:y="10.859cm">
          <text:p/>
        </draw:ellipse>
        <draw:ellipse draw:style-name="gr17" draw:text-style-name="P1" draw:layer="layout" svg:width="0.25cm" svg:height="0.243cm" svg:x="7.677cm" svg:y="10.584cm">
          <text:p/>
        </draw:ellipse>
        <draw:frame draw:style-name="gr19" draw:text-style-name="P3" draw:layer="layout" svg:width="0.993cm" svg:height="3.886cm" svg:x="14.316cm" svg:y="7.132cm">
          <draw:text-box>
            <text:p text:style-name="P3"><text:span text:style-name="T2">Q1</text:span></text:p>
            <text:p text:style-name="P3"><text:span text:style-name="T2">Q2</text:span></text:p>
            <text:p text:style-name="P3"><text:span text:style-name="T2">Q3</text:span></text:p>
            <text:p text:style-name="P3"><text:span text:style-name="T2">Q4</text:span></text:p>
            <text:p text:style-name="P3"><text:span text:style-name="T2">Q5</text:span></text:p>
            <text:p text:style-name="P3"><text:span text:style-name="T2">Q6</text:span></text:p>
            <text:p text:style-name="P3"><text:span text:style-name="T2">Q7</text:span></text:p>
            <text:p text:style-name="P3"><text:span text:style-name="T2">gnd</text:span></text:p>
          </draw:text-box>
        </draw:frame>
        <draw:frame draw:style-name="gr19" draw:text-style-name="P3" draw:layer="layout" svg:width="0.993cm" svg:height="3.886cm" svg:x="14.317cm" svg:y="11.032cm">
          <draw:text-box>
            <text:p text:style-name="P3"><text:span text:style-name="T2">Q1</text:span></text:p>
            <text:p text:style-name="P3"><text:span text:style-name="T2">Q2</text:span></text:p>
            <text:p text:style-name="P3"><text:span text:style-name="T2">Q3</text:span></text:p>
            <text:p text:style-name="P3"><text:span text:style-name="T2">Q4</text:span></text:p>
            <text:p text:style-name="P3"><text:span text:style-name="T2">Q5</text:span></text:p>
            <text:p text:style-name="P3"><text:span text:style-name="T2">Q6</text:span></text:p>
            <text:p text:style-name="P3"><text:span text:style-name="T2">Q7</text:span></text:p>
            <text:p text:style-name="P3"><text:span text:style-name="T2">gnd</text:span></text:p>
          </draw:text-box>
        </draw:frame>
        <draw:frame draw:style-name="gr19" draw:text-style-name="P3" draw:layer="layout" svg:width="0.993cm" svg:height="3.886cm" svg:x="13.218cm" svg:y="11.032cm">
          <draw:text-box>
            <text:p text:style-name="P3"><text:span text:style-name="T2">V</text:span></text:p>
            <text:p text:style-name="P3"><text:span text:style-name="T2">Q0</text:span></text:p>
            <text:p text:style-name="P3"><text:span text:style-name="T2">DS</text:span></text:p>
            <text:p text:style-name="P3"><text:span text:style-name="T2">OE</text:span></text:p>
            <text:p text:style-name="P3"><text:span text:style-name="T2">ST</text:span></text:p>
            <text:p text:style-name="P3"><text:span text:style-name="T2">SH</text:span></text:p>
            <text:p text:style-name="P3"><text:span text:style-name="T2">MR</text:span></text:p>
            <text:p text:style-name="P3"><text:span text:style-name="T2">Q7S</text:span></text:p>
          </draw:text-box>
        </draw:frame>
        <draw:frame draw:style-name="gr19" draw:text-style-name="P3" draw:layer="layout" svg:width="0.993cm" svg:height="3.886cm" svg:x="13.219cm" svg:y="7.132cm">
          <draw:text-box>
            <text:p text:style-name="P3"><text:span text:style-name="T2">V</text:span></text:p>
            <text:p text:style-name="P3"><text:span text:style-name="T2">Q0</text:span></text:p>
            <text:p text:style-name="P3"><text:span text:style-name="T2">DS</text:span></text:p>
            <text:p text:style-name="P3"><text:span text:style-name="T2">OE</text:span></text:p>
            <text:p text:style-name="P3"><text:span text:style-name="T2">ST</text:span></text:p>
            <text:p text:style-name="P3"><text:span text:style-name="T2">SH</text:span></text:p>
            <text:p text:style-name="P3"><text:span text:style-name="T2">MR</text:span></text:p>
            <text:p text:style-name="P3"><text:span text:style-name="T2">Q7S</text:span></text:p>
          </draw:text-box>
        </draw:frame>
        <draw:frame draw:style-name="gr19" draw:text-style-name="P4" draw:layer="layout" svg:width="0.993cm" svg:height="6.857cm" svg:x="10.117cm" svg:y="8.098cm">
          <draw:text-box>
            <text:p text:style-name="P4"><text:span text:style-name="T2">rdy</text:span></text:p>
            <text:p text:style-name="P4"><text:span text:style-name="T2">A12</text:span></text:p>
            <text:p text:style-name="P4"><text:span text:style-name="T2">A7</text:span></text:p>
            <text:p text:style-name="P4"><text:span text:style-name="T2">A6</text:span></text:p>
            <text:p text:style-name="P4"><text:span text:style-name="T2">A5</text:span></text:p>
            <text:p text:style-name="P4"><text:span text:style-name="T2">A4</text:span></text:p>
            <text:p text:style-name="P4"><text:span text:style-name="T2">A3</text:span></text:p>
            <text:p text:style-name="P4"><text:span text:style-name="T2">A2</text:span></text:p>
            <text:p text:style-name="P4"><text:span text:style-name="T2">A1</text:span></text:p>
            <text:p text:style-name="P4"><text:span text:style-name="T2">A0</text:span></text:p>
            <text:p text:style-name="P4"><text:span text:style-name="T2">IO0</text:span></text:p>
            <text:p text:style-name="P4"><text:span text:style-name="T2">IO1</text:span></text:p>
            <text:p text:style-name="P4"><text:span text:style-name="T2">IO2</text:span></text:p>
            <text:p text:style-name="P4"><text:span text:style-name="T2">gnd</text:span></text:p>
          </draw:text-box>
        </draw:frame>
        <draw:frame draw:style-name="gr19" draw:text-style-name="P4" draw:layer="layout" svg:width="0.993cm" svg:height="6.857cm" svg:x="7.718cm" svg:y="8.098cm">
          <draw:text-box>
            <text:p text:style-name="P4"><text:span text:style-name="T2">V</text:span></text:p>
            <text:p text:style-name="P4"><text:span text:style-name="T2">WE</text:span></text:p>
            <text:p text:style-name="P4"><text:span text:style-name="T2">nc</text:span></text:p>
            <text:p text:style-name="P4"><text:span text:style-name="T2">A8</text:span></text:p>
            <text:p text:style-name="P4"><text:span text:style-name="T2">A9</text:span></text:p>
            <text:p text:style-name="P4"><text:span text:style-name="T2">A11</text:span></text:p>
            <text:p text:style-name="P4"><text:span text:style-name="T2">OE</text:span></text:p>
            <text:p text:style-name="P4"><text:span text:style-name="T2">A10</text:span></text:p>
            <text:p text:style-name="P4"><text:span text:style-name="T2">CE</text:span></text:p>
            <text:p text:style-name="P4"><text:span text:style-name="T2">IO7</text:span></text:p>
            <text:p text:style-name="P4"><text:span text:style-name="T2">IO6</text:span></text:p>
            <text:p text:style-name="P4"><text:span text:style-name="T2">IO5</text:span></text:p>
            <text:p text:style-name="P4"><text:span text:style-name="T2">IO4</text:span></text:p>
            <text:p text:style-name="P4"><text:span text:style-name="T2">IO3</text:span></text:p>
          </draw:text-box>
        </draw:frame>
        <draw:frame draw:style-name="gr19" draw:text-style-name="P5" draw:layer="layout" svg:width="0.993cm" svg:height="4.366cm" svg:x="4.52cm" svg:y="10.532cm">
          <draw:text-box>
            <text:p text:style-name="P5"><text:span text:style-name="T2">gnd</text:span></text:p>
            <text:p text:style-name="P5"><text:span text:style-name="T2">2</text:span></text:p>
            <text:p text:style-name="P5"><text:span text:style-name="T2">3</text:span></text:p>
            <text:p text:style-name="P5"><text:span text:style-name="T2">4</text:span></text:p>
            <text:p text:style-name="P5"><text:span text:style-name="T2">5</text:span></text:p>
            <text:p text:style-name="P5"><text:span text:style-name="T2">6</text:span></text:p>
            <text:p text:style-name="P5"><text:span text:style-name="T2">7</text:span></text:p>
            <text:p text:style-name="P5"><text:span text:style-name="T2">8</text:span></text:p>
            <text:p text:style-name="P5"><text:span text:style-name="T2">9</text:span></text:p>
          </draw:text-box>
        </draw:frame>
        <draw:frame draw:style-name="gr19" draw:text-style-name="P3" draw:layer="layout" svg:width="0.993cm" svg:height="4.366cm" svg:x="2.103cm" svg:y="10.532cm">
          <draw:text-box>
            <text:p text:style-name="P3"><text:span text:style-name="T2">V</text:span></text:p>
            <text:p text:style-name="P3"><text:span text:style-name="T2">A3</text:span></text:p>
            <text:p text:style-name="P3"><text:span text:style-name="T2">A2</text:span></text:p>
            <text:p text:style-name="P3"><text:span text:style-name="T2">A1</text:span></text:p>
            <text:p text:style-name="P3"><text:span text:style-name="T2">A0</text:span></text:p>
            <text:p text:style-name="P3"><text:span text:style-name="T2">13</text:span></text:p>
            <text:p text:style-name="P3"><text:span text:style-name="T2">12</text:span></text:p>
            <text:p text:style-name="P3"><text:span text:style-name="T2">11</text:span></text:p>
            <text:p text:style-name="P3"><text:span text:style-name="T2">10</text:span></text:p>
          </draw:text-box>
        </draw:frame>
        <draw:connector draw:style-name="gr7" draw:text-style-name="P1" draw:layer="layout" draw:type="curve" draw:line-skew="-3.888cm" svg:x1="19.579cm" svg:y1="13.298cm" svg:x2="9.491cm" svg:y2="17.415cm" draw:start-shape="id8" draw:start-glue-point="8" svg:d="M19579 13298c-3646 0 1397 4117-10088 4117">
          <text:p/>
        </draw:connector>
        <draw:frame draw:style-name="gr20" draw:text-style-name="P6" draw:layer="layout" svg:width="1.755cm" svg:height="2.239cm" svg:x="18.033cm" svg:y="6.305cm">
          <draw:text-box>
            <text:p text:style-name="P6"><text:span text:style-name="T3">LEDs</text:span></text:p>
            <text:p text:style-name="P6"><text:span text:style-name="T3">with</text:span></text:p>
            <text:p text:style-name="P6"><text:span text:style-name="T3">220</text:span><text:span text:style-name="T4">Ω</text:span></text:p>
          </draw:text-box>
        </draw:frame>
        <draw:frame draw:style-name="gr21" draw:text-style-name="P7" draw:layer="layout" svg:width="17.811cm" svg:height="2.224cm" svg:x="1.763cm" svg:y="17.749cm">
          <draw:text-box>
            <text:p text:style-name="P7">28C16/C64 EEPROM Programmer Wiring Diagram – Back</text:p>
            <text:p text:style-name="P7"><text:span text:style-name="T3">Chris Torrence, May 20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Torrence</meta:initial-creator>
    <meta:creation-date>2015-05-23T16:47:08</meta:creation-date>
    <dc:date>2015-05-24T14:33:28</dc:date>
    <dc:creator>Chris Torrence</dc:creator>
    <meta:editing-duration>PT21H46M21S</meta:editing-duration>
    <meta:editing-cycles>50</meta:editing-cycles>
    <meta:generator>OpenOffice/4.1.1$Unix OpenOffice.org_project/411m6$Build-9775</meta:generator>
    <meta:document-statistic meta:object-count="83"/>
  </office:meta>
</office:document-meta>
</file>